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font-name="Arial" officeooo:rsid="0014084e" officeooo:paragraph-rsid="0014084e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weight="bold" officeooo:rsid="0014084e" officeooo:paragraph-rsid="0014084e" style:font-weight-asian="bold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style:font-name="Arial" fo:font-weight="bold" officeooo:rsid="0015a141" officeooo:paragraph-rsid="0015a141" style:font-weight-asian="bold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officeooo:paragraph-rsid="0014084e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" officeooo:rsid="0014084e" officeooo:paragraph-rsid="0014084e"/>
    </style:style>
    <style:style style:name="P6" style:family="paragraph" style:parent-style-name="Standard">
      <style:paragraph-properties fo:line-height="150%" fo:text-align="start" style:justify-single-word="false"/>
      <style:text-properties style:font-name="Arial" officeooo:rsid="0014084e" officeooo:paragraph-rsid="00173a0e"/>
    </style:style>
    <style:style style:name="P7" style:family="paragraph" style:parent-style-name="Standard">
      <style:paragraph-properties fo:line-height="150%" fo:text-align="start" style:justify-single-word="false"/>
      <style:text-properties officeooo:paragraph-rsid="0015a141"/>
    </style:style>
    <style:style style:name="P8" style:family="paragraph" style:parent-style-name="Standard">
      <style:paragraph-properties fo:line-height="150%" fo:text-align="start" style:justify-single-word="false"/>
      <style:text-properties officeooo:rsid="0017288b" officeooo:paragraph-rsid="00173a0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/>
    </style:style>
    <style:style style:name="T3" style:family="text">
      <style:text-properties style:font-name="Arial" officeooo:rsid="0014084e"/>
    </style:style>
    <style:style style:name="T4" style:family="text">
      <style:text-properties style:font-name="Arial" officeooo:rsid="0015a141"/>
    </style:style>
    <style:style style:name="T5" style:family="text">
      <style:text-properties style:font-name="Arial" officeooo:rsid="00173a0e"/>
    </style:style>
    <style:style style:name="T6" style:family="text">
      <style:text-properties officeooo:rsid="00173a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LUNO: <text:span text:style-name="T1">Layla Maria dos Santos Couto</text:span></text:p>
      <text:p text:style-name="P2">Atividade de Conjuntos </text:p>
      <text:p text:style-name="P1">1. a) V <text:tab/>b) F<text:tab/>c) F<text:tab/>d) F</text:p>
      <text:p text:style-name="P1"/>
      <text:p text:style-name="P1">4. a) { 2,3,16 }</text:p>
      <text:p text:style-name="P1">b) { 4,6,8,10 }</text:p>
      <text:p text:style-name="P1">c) { Deodoro da Fonseca, Floriano Peixoto, Prudente de Morais }</text:p>
      <text:p text:style-name="P1">d) { } = vazio</text:p>
      <text:p text:style-name="P4"><text:span text:style-name="T3">e) {</text:span><text:span text:style-name="T2"> Paraná, Santa Catarina e Rio Grande do Sul }</text:span></text:p>
      <text:p text:style-name="P1">f) { -3, -2, -1, 0, 1, 2, 3 }</text:p>
      <text:p text:style-name="P1"/>
      <text:p text:style-name="P1">8. Sim, o conjunto pode ser potências de 2.</text:p>
      <text:p text:style-name="P1"/>
      <text:p text:style-name="P1">11. a) <text:s/>F → o subconjunto dentro do conjunto S não faz parte do conjunto R</text:p>
      <text:p text:style-name="P1">b) V</text:p>
      <text:p text:style-name="P1">c) F → não há esse elemento no conjunto S</text:p>
      <text:p text:style-name="P1">d) V</text:p>
      <text:p text:style-name="P1">e) F → Não tem esse subconjunto no conjunto T<text:line-break/>f) V</text:p>
      <text:p text:style-name="P1">g) V</text:p>
      <text:p text:style-name="P1">h) V<text:line-break/>i) F → o vazio não está no conjunto S</text:p>
      <text:p text:style-name="P1">j) V</text:p>
      <text:p text:style-name="P1">k) V</text:p>
      <text:p text:style-name="P1">l) F</text:p>
      <text:p text:style-name="P1">m) V<text:line-break/>n) F</text:p>
      <text:p text:style-name="P1"/>
      <text:p text:style-name="P7"><text:span text:style-name="T3">17. a) <text:s/>F <text:tab/>b) V<text:tab/>c) F <text:tab/>d) V<text:tab/>e) F <text:tab/>f) V<text:tab/>g) </text:span><text:span text:style-name="T4">F<text:tab/></text:span><text:span text:style-name="T3">h) V<text:tab/>i) F <text:tab/>j) </text:span><text:span text:style-name="T4">F</text:span></text:p>
      <text:p text:style-name="P7"><text:span text:style-name="T4"/></text:p>
      <text:p text:style-name="P8"><text:span text:style-name="T4">3</text:span><text:span text:style-name="T2">8) <text:s/></text:span><text:span text:style-name="T3">a) </text:span><text:span text:style-name="T5">{ 1,2,4,5,6,8,9 }</text:span></text:p>
      <text:p text:style-name="P6">b) <text:span text:style-name="T6">{ 4,5 }</text:span></text:p>
      <text:p text:style-name="P6">c) <text:span text:style-name="T6">{ 2,4 }</text:span></text:p>
      <text:p text:style-name="P6">d) <text:span text:style-name="T6">{ 1,2,3,4,5,9 }</text:span></text:p>
      <text:p text:style-name="P6"><text:soft-page-break/>e) <text:span text:style-name="T6">{ 2,6,8 }</text:span><text:line-break/>f) <text:span text:style-name="T6">{ 0,1,3,7,9 }</text:span></text:p>
      <text:p text:style-name="P6">g) <text:span text:style-name="T6">{ } = vazio</text:span></text:p>
      <text:p text:style-name="P6">h) <text:span text:style-name="T6">{ 0,1,2,3,4,7,9 }</text:span><text:line-break/>i) <text:span text:style-name="T6">{ 2,3 }</text:span></text:p>
      <text:p text:style-name="P6">j) <text:span text:style-name="T6">{ 0,1,3,4,7,9 }</text:span></text:p>
      <text:p text:style-name="P6">k) <text:span text:style-name="T6">{ 2,6,8 }</text:span></text:p>
      <text:p text:style-name="P6">l) <text:span text:style-name="T6">{ 2,3 }</text:span></text:p>
      <text:p text:style-name="P6"><text:span text:style-name="T2">m) </text:span><text:span text:style-name="T6">{ (1,2), (1,3), (1,4), (4,2), (4,3), (4,4), (5,2), (5,3), (5,4), (9,2), (9,3), (9,4) }</text:span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9T12:18:29.202000000</meta:creation-date>
    <dc:date>2020-10-29T13:37:45.654000000</dc:date>
    <meta:editing-duration>PT20S</meta:editing-duration>
    <meta:editing-cycles>2</meta:editing-cycles>
    <meta:generator>LibreOffice/7.0.2.2$Windows_X86_64 LibreOffice_project/8349ace3c3162073abd90d81fd06dcfb6b36b994</meta:generator>
    <meta:document-statistic meta:table-count="0" meta:image-count="0" meta:object-count="0" meta:page-count="2" meta:paragraph-count="33" meta:word-count="225" meta:character-count="874" meta:non-whitespace-character-count="673"/>
  </office:meta>
</office:document-meta>
</file>